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"/><text:span text:style-name="T2">One Step (Tick)</text:span></text:p>
      <text:p text:style-name="P1"/>
      <text:p text:style-name="P1"><text:s text:c="3"/>1. INITIAL/NewTick <text:s text:c="5"/>2. Beschleunigen (vmax=5) <text:s/>3. Bremsen</text:p>
      <text:p text:style-name="P1"><text:s text:c="3"/>12345678901234567890 <text:s text:c="3"/>12345678901234567890 <text:s text:c="6"/>12345678901234567890</text:p>
      <text:p text:style-name="P1"><text:s text:c="3"/>A----B---C---D-E---- <text:s text:c="3"/>A----B---C---D-E---- <text:s text:c="6"/>A----B---C---D-E----</text:p>
      <text:p text:style-name="P2"><text:s text:c="3"/>5----4---2---1-1---- <text:s text:c="3"/>5----5---3---2-2---- <text:s text:c="6"/>4----3---3---1-2----</text:p>
      <text:p text:style-name="P2"><text:s text:c="3"/>-------------------- <text:s text:c="3"/>=----&gt;---&gt;---&gt;-&gt;---- <text:s text:c="6"/>&lt;----&lt;---&gt;---&lt;-&gt;----</text:p>
      <text:p text:style-name="P1"/>
      <text:p text:style-name="P1"/>
      <text:p text:style-name="P1"/>
      <text:p text:style-name="P1"><text:s text:c="3"/>4. Trödeln (p=1/3) <text:s text:c="5"/>5. Fahren <text:s text:c="17"/>1. NewTick</text:p>
      <text:p text:style-name="P1"><text:s text:c="3"/>12345678901234567890 <text:s text:c="3"/>12345678901234567890 <text:s text:c="6"/>12345678901234567890</text:p>
      <text:p text:style-name="P1"><text:s text:c="3"/>A----B---C---D-E---- <text:s text:c="3"/>----A---B---CD--E--- <text:s text:c="6"/>----A---B---CD--E---</text:p>
      <text:p text:style-name="P2"><text:s text:c="3"/>4----3---3---0-1---- <text:s text:c="3"/>----4---3---30--1--- <text:s text:c="6"/>----4---3---30--1---</text:p>
      <text:p text:style-name="P2"><text:s text:c="3"/>&lt;----&lt;---&gt;---=-&lt;---- <text:s text:c="3"/>----&lt;---&lt;---&gt;=--&lt;--- <text:s text:c="6"/>--------------------</text:p>
      <text:p text:style-name="P1"/>
      <text:p text:style-name="P3"/>
      <text:p text:style-name="P5"><text:span text:style-name="T3"><text:s text:c="2"/></text:span><text:span text:style-name="T1">KONSTANTEN</text:span></text:p>
      <text:p text:style-name="P1"/>
      <text:p text:style-name="P1"><text:s text:c="4"/>OCAR aCars[10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4"> <text:s text:c="23"/></text:span><text:span text:style-name="T2">STATUS (Calculation)</text:span></text:p>
      <text:p text:style-name="P1"/>
      <text:p text:style-name="P1"><text:s text:c="4"/>#Cars: <text:s text:c="9"/>{1..90} <text:s text:c="17"/>Ticks: <text:s text:c="4"/>{0..1024}</text:p>
      <text:p text:style-name="P1"><text:s text:c="4"/>VMAX: <text:s text:c="10"/>{1..10} <text:s text:c="17"/>#halt: <text:s text:c="4"/>{0..}</text:p>
      <text:p text:style-name="P1"><text:s text:c="4"/>dilly-dally-P%: {1..100} <text:s text:c="16"/>Time: <text:s text:c="5"/>0Y.YYYsec</text:p>
      <text:p text:style-name="P1"><text:s text:c="4"/>Modus: <text:s text:c="9"/>{Step|Auto}</text:p>
      <text:p text:style-name="P1"><text:s text:c="4"/>Save: <text:s text:c="10"/>{On|Off}</text:p>
      <text:p text:style-name="P1"><text:s text:c="4"/>File: <text:s text:c="10"/>-..[.bmp]-</text:p>
      <text:p text:style-name="P1"/>
      <text:p text:style-name="P1"/>
      <text:p text:style-name="P4"/>
      <text:p text:style-name="P5"><text:span text:style-name="T3"><text:s text:c="2"/></text:span><text:span text:style-name="T1">KEYEVENTS</text:span></text:p>
      <text:p text:style-name="P1"/>
      <text:p text:style-name="P1"><text:s text:c="4"/><text:span text:style-name="T5">MENU(default)</text:span> <text:s text:c="13"/><text:span text:style-name="T5">MENU(start/settings)</text:span></text:p>
      <text:p text:style-name="P1"/>
      <text:p text:style-name="P1"><text:s text:c="6"/><text:span text:style-name="T5">e</text:span> – EXIT <text:s text:c="18"/><text:span text:style-name="T5">e</text:span> – EXIT</text:p>
      <text:p text:style-name="P1"><text:s text:c="6"/><text:span text:style-name="T5">m</text:span> – Modus <text:s text:c="17"/><text:span text:style-name="T5">s</text:span> – Abbruch</text:p>
      <text:p text:style-name="P1"><text:s text:c="6"/><text:span text:style-name="T5">q</text:span> – Start (Settings..) <text:s text:c="4"/><text:span text:style-name="T5">+</text:span> – InkrementSetting</text:p>
      <text:p text:style-name="P1"><text:s text:c="6"/><text:span text:style-name="T5">f</text:span> – Save <text:s/>(Settings..) <text:s text:c="4"/><text:span text:style-name="T5">-</text:span> – DekrementSetting</text:p>
      <text:p text:style-name="P1"><text:s text:c="33"/><text:span text:style-name="T5">ENTER</text:span> – NextSetting</text:p>
      <text:p text:style-name="P1"/>
      <text:p text:style-name="P1"><text:s text:c="4"/></text:p>
      <text:p text:style-name="P5"><text:s text:c="4"/>MENU(animation) <text:s text:c="19"/>MENU(save/settings)</text:p>
      <text:p text:style-name="P5"/>
      <text:p text:style-name="P1"><text:span text:style-name="T5"><text:s text:c="6"/>e</text:span> – EXIT <text:s text:c="26"/><text:span text:style-name="T5">Esc</text:span> – Abbruch</text:p>
      <text:p text:style-name="P1"><text:s text:c="6"/><text:span text:style-name="T5">s</text:span> – Abbruch (Quit) <text:s text:c="16"/><text:span text:style-name="T5">&gt;</text:span> – Toggle ON/OFF</text:p>
      <text:p text:style-name="P1"><text:s text:c="6"/><text:span text:style-name="T5">Leertaste</text:span> – Step [MODE==STEP] <text:s text:c="5"/><text:span text:style-name="T5">ENTER</text:span> – Speichere Settings</text:p>
      <text:p text:style-name="P1"><text:s text:c="6"/><text:span text:style-name="T5">p</text:span> – Quit and Print [SAVE==ON] <text:s text:c="5"/><text:span text:style-name="T5">{a-z,A-Z,0-9,:,\,., ,_,-}</text:span> – Pfad </text:p>
      <text:p text:style-name="P1"><text:s text:c="41"/><text:span text:style-name="T5">BACKSPACE</text:span> – Zeichen löschen</text:p>
      <text:p text:style-name="P1"/>
      <text:p text:style-name="P1"><text:s text:c="4"/></text:p>
      <text:p text:style-name="P5"/>
      <text:p text:style-name="P5"><text:s text:c="6"/></text:p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08T00:07:17.25</dc:date>
    <dc:creator>Daniel Fritsch</dc:creator>
    <meta:editing-duration>PT1H25M4S</meta:editing-duration>
    <meta:editing-cycles>67</meta:editing-cycles>
    <meta:generator>OpenOffice/4.1.2$Win32 OpenOffice.org_project/412m3$Build-9782</meta:generator>
    <meta:document-statistic meta:table-count="0" meta:image-count="0" meta:object-count="0" meta:page-count="3" meta:paragraph-count="39" meta:word-count="189" meta:character-count="1821"/>
  </office:meta>
</office:document-meta>
</file>